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ROUTE (3:1, 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ROUTE (3:1, 3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Keep its precepts in your heart (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Fasten them around your neck (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rite them deep within your heart (3:3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3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ROUTE (3:1, 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RULES (3:5-12, 19-21, 25-35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THE RULES (3:5-12, 19-21, 25-35)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What to do (3:5-10)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at to do (3:5-10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rust in the Lord (3:5-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ithe to the Lord (3:9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ULES (3:5-12, 19-21, 25-3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to do (3:5-10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at not to do (3:11-12, 21, 25-3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What not to do (3:11-12, 21, 25-35)<text:s text:c="1"/></text:span><text:span text:style-name="a515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Do not despise his discipline (3:11-1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Do not lose sight of good planning and insight (3:21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Do not be overtaken by fear (3:25-26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Do not wrong your neighbour (3:27-3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Do not envy a violent man (3:31-3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<text:s text:c="1"/>THE RULES (3:5-12, 19-21, 25-35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What to do (3:5-10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What not to do (3:11-12, 21, 25-3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ROVERBS 3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ROUTE (3:1, 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RULES (3:5-12, 19-21, 25-35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RELEASE (3:19-2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THE RELEASE (3:19-2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By wisdom God lays the foundation of the earth, clouds, and rain (3:19-20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By wisdom he established the heavens (3:19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ROVERBS 3</text:span><text:span text:style-name="a587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THE ROUTE (3:1, 3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RULES (3:5-12, 19-21, 25-35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RELEASE (3:19-2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REWARDS (3:2, 4, 13-18, 22-2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REWARDS (3:2, 4, 13-18, 22-24)<text:s text:c="1"/></text:span><text:span text:style-name="a608" text:class-names=""/></text:p>
          </draw:text-box>
          <svg:title/>
          <svg:desc/>
        </draw:frame>
        <draw:frame draw:id="id106" presentation:style-name="a629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A long and satisfying life (3: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Favour with both God and people (3: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A possession more precious than silver, gold, and jewels (3:13-15): Nothing can compare with wisdom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Riches and honour (3:16-17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Confidence and security (3:22-24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PROVERBS 3</text:span><text:span text:style-name="a632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THE ROUTE (3:1, 3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RULES (3:5-12, 19-21, 25-35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LEASE (3:19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REWARDS (3:2, 4, 13-18, 22-24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3</dc:title>
    <meta:initial-creator>David STRICKLAND</meta:initial-creator>
    <dc:creator>David STRICKLAND</dc:creator>
    <meta:creation-date>2020-02-22T19:31:25Z</meta:creation-date>
    <dc:date>2020-02-22T19:31:25Z</dc:date>
    <meta:template xlink:href="BibleStudy" xlink:type="simple"/>
    <meta:editing-cycles>1</meta:editing-cycles>
    <meta:editing-duration>PT0S</meta:editing-duration>
    <meta:document-statistic meta:paragraph-count="49" meta:word-count="430"/>
  </office:meta>
</office:document-meta>
</file>